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Body">
      <style:paragraph-properties fo:margin-left="0in" fo:margin-right="0in" fo:text-indent="0in" style:auto-text-indent="false"/>
    </style:style>
    <style:style style:name="P12" style:family="paragraph" style:parent-style-name="ChapterTitle" style:master-page-name="First_20_Page">
      <style:paragraph-properties style:page-number="auto"/>
    </style:style>
    <style:style style:name="P13" style:family="paragraph">
      <style:paragraph-properties fo:text-align="center"/>
    </style:style>
    <style:style style:name="T1" style:family="text">
      <style:text-properties style:text-position="super 58%"/>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Graphics">
      <style:graphic-properties style:wrap="right" style:number-wrapped-paragraphs="no-limit" style:horizontal-pos="from-left" style:horizontal-rel="paragraph-content"/>
    </style:style>
    <style:style style:name="fr3" style:family="graphic" style:parent-style-name="Frame">
      <style:graphic-properties fo:margin-top="0.0799in" fo:margin-bottom="0.2in" style:wrap="dynamic" style:number-wrapped-paragraphs="no-limit" style:vertical-pos="from-top" style:vertical-rel="paragraph" style:horizontal-pos="right" style:horizontal-rel="paragraph"/>
    </style:style>
    <style:style style:name="fr4" style:family="graphic" style:parent-style-name="Frame">
      <style:graphic-properties fo:margin-top="0.0799in" fo:margin-bottom="0.2in" style:wrap="none" style:vertical-pos="top" style:vertical-rel="paragraph-content" style:horizontal-pos="center"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top="0.0799in" fo:margin-bottom="0.1799in" style:wrap="dynamic" style:number-wrapped-paragraphs="no-limit" style:vertical-pos="from-top" style:vertical-rel="paragraph" style:horizontal-pos="right" style:horizontal-rel="paragraph"/>
    </style:style>
    <style:style style:name="fr7" style:family="graphic" style:parent-style-name="Frame">
      <style:graphic-properties fo:margin-top="0.0799in" fo:margin-bottom="0.1799in" style:wrap="dynamic" style:number-wrapped-paragraphs="no-limit" style:vertical-pos="from-top" style:vertical-rel="paragraph" style:horizontal-pos="from-left" style:horizontal-rel="paragraph"/>
    </style:style>
    <style:style style:name="fr8" style:family="graphic" style:parent-style-name="Frame">
      <style:graphic-properties fo:margin-top="0.0799in" fo:margin-bottom="0.1799in" style:wrap="none" style:vertical-pos="top" style:vertical-rel="paragraph-content" style:horizontal-pos="center" style:horizontal-rel="paragraph"/>
    </style:style>
    <style:style style:name="fr9" style:family="graphic" style:parent-style-name="Frame">
      <style:graphic-properties fo:margin-top="0.0799in" fo:margin-bottom="0.1799in" style:wrap="none" style:vertical-pos="from-top" style:vertical-rel="paragraph" style:horizontal-pos="from-left" style:horizontal-rel="paragraph"/>
    </style:style>
    <style:style style:name="fr10" style:family="graphic" style:parent-style-name="Frame">
      <style:graphic-properties fo:margin-top="0.0799in" fo:margin-bottom="0in" style:wrap="dynamic" style:number-wrapped-paragraphs="no-limit" style:vertical-pos="from-top" style:vertical-rel="paragraph" style:horizontal-pos="from-left" style:horizontal-rel="paragraph"/>
    </style:style>
    <style:style style:name="fr11" style:family="graphic" style:parent-style-name="Frame">
      <style:graphic-properties fo:margin-top="0.0799in" fo:margin-bottom="0.1799in" style:wrap="none" style:vertical-pos="bottom" style:vertical-rel="paragraph-content" style:horizontal-pos="center" style:horizontal-rel="paragraph"/>
    </style:style>
    <style:style style:name="fr12" style:family="graphic" style:parent-style-name="Graphics">
      <style:graphic-properties fo:margin-top="0in" fo:margin-bottom="0.2in"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frame" style:horizontal-pos="from-left" style:horizontal-rel="pag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1in"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in" fo:margin-right="0.1in" fo:margin-top="0.1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top="45.4311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in" fo:margin-bottom="0.1in" style:vertical-pos="from-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in" fo:margin-bottom="0.1in" style:horizontal-pos="left" style:horizontal-rel="paragraph-content"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draw:marker-start-width="0.1701in" draw:marker-end="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p>
        </draw:text-box>
      </draw:frame>
      <text:h text:style-name="P12" text:outline-level="1">Preferences</text:h>
      <text:h text:style-name="Heading_20_1" text:outline-level="2">Overview</text:h>
      <text:p text:style-name="Body">In this chapter, we will discuss how to set and save <text:alphabetical-index-mark text:string-value="User preferences"/>user preferences. User preferences affect the default values for plots and operators as well as window properties like background color. This chapter reveals where those settings are saved and how to modify them.</text:p>
      <text:h text:style-name="Heading_20_1" text:outline-level="2">How VisIt uses preferences</text:h>
      <text:p text:style-name="Body">VisIt's preferences are saved into two levels of <text:alphabetical-index-mark text:string-value="XML file"/>XML files that are stored in the user's home directory and in the global VisIt installation directory. The global preferences are read first and they allow the system administrator to set global preferences for all users. After VisIt reads the global preferences, it reads the preferences file for the current user. These settings include things like the color of the GUI and the initial directory from which to read files. Most of the attributes that are settable in VisIt can be saved to the preferences files for future VisIt sessions.</text:p>
      <text:h text:style-name="Heading_20_1" text:outline-level="2">Setting default values</text:h>
      <text:p text:style-name="Body"><draw:frame draw:style-name="fr2" draw:name="MakeDefaultButton" text:anchor-type="paragraph" svg:x="0in" svg:width="3in" draw:z-index="3"><draw:text-box fo:min-height="1.45in"><text:p text:style-name="Frame_20_contents"><draw:frame draw:style-name="fr12" draw:name="graphics1" text:anchor-type="paragraph" svg:width="3in" svg:height="0.8772in" draw:z-index="4"><draw:image xlink:href="../images/Preferences/makedefault.png" xlink:type="simple" xlink:show="embed" xlink:actuate="onLoad"/></draw:frame>Figure <text:sequence text:ref-name="refFigure0" text:name="Figure" text:formula="ooow:Figure+1" style:num-format="1">1-1</text:sequence>: Make default button</text:p></draw:text-box></draw:frame>Some windows have a button called <text:alphabetical-index-mark text:string-value="Make default button"/><text:span text:style-name="GUIText">Make default</text:span> that sets the current attributes for the window as the values that will be saved to the preferences file. You must click the <text:span text:style-name="GUIText">Make default</text:span> button for windows that have it if you want the current settings for the window to be saved to the preferences file. An example of a <text:span text:style-name="GUIText">Make default</text:span> button is shown in <text:sequence-ref text:reference-format="category-and-value" text:ref-name="refFigure0">Figure 1-1</text:sequence-ref>.</text:p>
      <text:h text:style-name="Heading_20_1" text:outline-level="2">How to save your settings</text:h>
      <text:p text:style-name="Body">To save preferences in VisIt, you need only to select <text:alphabetical-index-mark-start text:id="IMark686897736"/><text:span text:style-name="GUIText">Save settings</text:span><text:alphabetical-index-mark-end text:id="IMark686897736"/> from the <text:span text:style-name="GUIText">Main Window's Options</text:span> menu. When you choose this option, VisIt saves the current settings to your preferences file so you can use them the next time you run VisIt. VisIt does not automatically save your settings when you make changes to default attributes for plots, operators, or various controls windows. If a VisIt window provides a <text:span text:style-name="GUIText">Make default</text:span> button, the settings for that window are divided into current settings and default settings. You must click the <text:span text:style-name="GUIText">Make default</text:span> button to <text:soft-page-break/>ensure that VisIt will copy the current settings over the default settings. Once you have set your default settings appropriately, save your settings.</text:p>
      <text:p text:style-name="Body">If you want to save more than just the default attributes such as the plots in your plot list and where your windows are located, you should save a session file in addition to saving your settings. To save a session file, select the <text:span text:style-name="GUIText">Save session</text:span> option from the <text:span text:style-name="GUIText">Main Window's File</text:span> menu, and select a session file name. Once you select a name for your session file, VisIt saves out an XML description of your VisIt session that includes all of the information required to reproduce it.</text:p>
      <text:p text:style-name="Body">VisIt saves two preference files, the first of which stores preferences for VisIt's GUI while the second file stores preferences for VisIt's viewer. When running VisIt on UNIX<text:span text:style-name="T1">TM </text:span>MacOS X systems, the preference files are called: "guiconfig" and "config" and they are saved in the ".visit" directory in your home directory. The Windows version of VisIt calls the preference files: "guiconfig for user" and "config for user" where user is your username and they are stored in the directory where the VisIt executable programs were installed.</text:p>
      <text:p text:style-name="Body">If you prefer to run VisIt without reading your saved settings, you can provide the <text:span text:style-name="Emphasis">-noconfig</text:span> option on the command line when you run VisIt. The <text:span text:style-name="Emphasis">-noconfig</text:span> argument is often useful when you run the UNIX<text:span text:style-name="T1">TM</text:span> version and you get an updated version of VisIt that is incompatible with your saved settings. VisIt settings are usually compatible between different versions but this is not always the case and some users have had trouble on occasion when transitioning to a newer version. If you find that VisIt has stability problems when it starts up, provide the <text:span text:style-name="Emphasis">-noconfig </text:span>option and then save your settings to write over any older preference files.</text:p>
      <text:h text:style-name="Heading_20_1" text:outline-level="2">Appearance Window</text:h>
      <text:p text:style-name="Body"><draw:frame draw:style-name="fr3" draw:name="Frame_AppearanceWindow" text:anchor-type="paragraph" svg:y="0in" svg:width="2.5008in" draw:z-index="5"><draw:text-box fo:min-height="2.3898in"><text:p text:style-name="Frame_20_contents"><draw:frame draw:style-name="fr13" draw:name="graphics2" text:anchor-type="paragraph" svg:x="0.0602in" svg:y="0in" svg:width="2.3362in" svg:height="1.8583in" draw:z-index="6"><draw:image xlink:href="../images/Preferences/appearance.png" xlink:type="simple" xlink:show="embed" xlink:actuate="onLoad"/></draw:frame>Figure <text:sequence text:ref-name="refFigure1" text:name="Figure" text:formula="ooow:Figure+1" style:num-format="1">1-2</text:sequence>: Appearance Window</text:p></draw:text-box></draw:frame>You can open the <text:alphabetical-index-mark-start text:id="IMark686899128"/><text:span text:style-name="GUIText">Appearance Window</text:span><text:alphabetical-index-mark-end text:id="IMark686899128"/>, shown in <text:sequence-ref text:reference-format="category-and-value" text:ref-name="refFigure1">Figure 1-2</text:sequence-ref>, by selecting <text:span text:style-name="GUIText">Appearance</text:span> from the <text:span text:style-name="GUIText">Main Window's Options</text:span> menu. The <text:span text:style-name="GUIText">Appearance Window</text:span> is responsible for setting preferences for the appearance of the GUI windows. You can use it to set your preferred GUI colors as well as other attributes such as orientation and style.</text:p>
      <text:h text:style-name="Heading_20_2" text:outline-level="3"><text:alphabetical-index-mark-start text:id="IMark686899128"/>Changing GUI colors<text:alphabetical-index-mark-end text:id="IMark686899128"/></text:h>
      <text:p text:style-name="Body">To change GUI colors using the <text:span text:style-name="GUIText">Appearance Window</text:span>, you need to click on the color button next to the color that you want to change. To change the background color (the color of the GUI's windows), click on the <text:span text:style-name="GUIText">GUI background</text:span> color button and select a new color from the <text:span text:style-name="GUIText">Popup color</text:span> menu. To change the foreground color (the color used to draw text), click the <text:span text:style-name="GUIText">GUI foreground</text:span> color button and <text:soft-page-break/>select a new color from the <text:span text:style-name="GUIText">Popup color</text:span> menu.</text:p>
      <text:p text:style-name="Body">VisIt will issue an error message if the colors that you choose for both the background and foreground colors are close enough that they cannot be distinguished so you do not accidentally get into a situation where the controls in VisIt's GUI become too difficult to read. Some application styles, such as Aqua, do not use the background color so setting the background has no effect unless you change to an application style like Motif, which does use the background color.</text:p>
      <text:h text:style-name="Heading_20_2" text:outline-level="3"><text:alphabetical-index-mark-start text:id="IMark686899128"/>Changing GUI Style<text:alphabetical-index-mark-end text:id="IMark686899128"/></text:h>
      <text:p text:style-name="Body">VisIt's GUI can adapt its look and feel, or application style, to the platform on which it is running or you can make it use the application style of another computer platform. When VisIt runs on a Windows computer, it looks like a Windows application. When VisIt runs on a computer running some variant of UNIX<text:span text:style-name="T1">TM</text:span>, it will often look like a Motif or SGI application. When VisIt runs on MacOS X, its controls are drawn in the same fancy Aqua style that is used by other MacOS X applications.</text:p>
      <text:p text:style-name="Body"><draw:frame draw:style-name="fr4" draw:name="Frame_GUIStyles" text:anchor-type="paragraph" svg:width="5.3457in" draw:z-index="7"><draw:text-box fo:min-height="5.1374in"><draw:frame draw:style-name="fr14" draw:name="graphics4" text:anchor-type="frame" svg:x="1.9299in" svg:y="0.45in" svg:width="1.5598in" svg:height="4.5in" draw:z-index="9"><draw:image xlink:href="../images/Preferences/mainwinstyle2.png" xlink:type="simple" xlink:show="embed" xlink:actuate="onLoad"/></draw:frame><draw:frame draw:style-name="fr14" draw:name="graphics3" text:anchor-type="frame" svg:x="0.0902in" svg:y="0.45in" svg:width="1.5902in" svg:height="4.5in" draw:z-index="8"><draw:image xlink:href="../images/Preferences/mainwinstyle1.png" xlink:type="simple" xlink:show="embed" xlink:actuate="onLoad"/></draw:frame><draw:frame draw:style-name="fr14" draw:name="graphics5" text:anchor-type="frame" svg:x="3.6598in" svg:y="0.45in" svg:width="1.5299in" svg:height="4.5in" draw:z-index="10"><draw:image xlink:href="../images/Preferences/mainwinstyle3.png" xlink:type="simple" xlink:show="embed" xlink:actuate="onLoad"/></draw:frame><text:p text:style-name="Frame_20_contents"><draw:frame text:anchor-type="paragraph" draw:z-index="12" draw:style-name="gr12" draw:text-style-name="P13" svg:width="1.5941in" svg:height="0.2713in" svg:x="1.9366in" svg:y="0.1417in"><draw:text-box><text:p text:style-name="P13">Windows style</text:p></draw:text-box></draw:frame><draw:frame text:anchor-type="paragraph" draw:z-index="13" draw:style-name="gr12" draw:text-style-name="P13" svg:width="1.5941in" svg:height="0.2713in" svg:x="3.6366in" svg:y="0.1417in"><draw:text-box><text:p text:style-name="P13">Aqua style</text:p></draw:text-box></draw:frame><draw:frame text:anchor-type="paragraph" draw:z-index="11" draw:style-name="gr12" draw:text-style-name="P13" svg:width="1.5941in" svg:height="0.2713in" svg:x="0.0807in" svg:y="0.1417in"><draw:text-box><text:p text:style-name="P13">Motif style</text:p></draw:text-box></draw:frame></text:p><text:p text:style-name="Frame_20_contents"/><text:p text:style-name="Frame_20_contents">Figure <text:sequence text:ref-name="refFigure2" text:name="Figure" text:formula="ooow:Figure+1" style:num-format="1">1-3</text:sequence>: VisIt's Main Window in different styles</text:p></draw:text-box></draw:frame><text:soft-page-break/>If you prefer VisIt to use a non-default application style, you can change the application style so VisIt more closely resembles applications that run on your favorite platform. To change application styles, select a new option from the <text:span text:style-name="GUIText">GUI style</text:span> menu in the <text:span text:style-name="GUIText">Appearance Window</text:span> and click the <text:span text:style-name="GUIText">Apply</text:span> button. This will cause all of VisIt's windows to redraw themselves to reflect the style that you chose. The supported styles are: Windows, CDE, Motif, SGI, Platinum, Aqua, and Macintosh. The Aqua and Macintosh styles are only supported on MacOS X. <text:sequence-ref text:reference-format="category-and-value" text:ref-name="refFigure2">Figure 1-3</text:sequence-ref> shows VisIt's <text:span text:style-name="GUIText">Main Window</text:span> in three common application styles.</text:p>
      <text:h text:style-name="Heading_20_2" text:outline-level="3"><text:alphabetical-index-mark-start text:id="IMark686899128"/>Changing GUI Orientation<text:alphabetical-index-mark-end text:id="IMark686899128"/></text:h>
      <text:p text:style-name="Body">By default, VisIt's <text:span text:style-name="GUIText">Main Window</text:span> appears as a vertical window to the left of the visualization windows. The default configuration often makes the best use of the display when its resolution is high enough. For displays that have less than 1280x1024 pixels, you might consider switching VisIt's window layout to a horizontal layout, which makes slightly better use of the display <text:soft-page-break/>resolution.</text:p>
      <text:p text:style-name="Body"><draw:frame draw:style-name="fr5" draw:name="Frame_VerticalOrientation" text:anchor-type="paragraph" svg:width="5.6063in" draw:z-index="14"><draw:text-box fo:min-height="4.4736in"><text:p text:style-name="Figure"><draw:frame draw:style-name="fr15" draw:name="graphics6" text:anchor-type="paragraph" svg:width="5.5in" svg:height="4.0598in" draw:z-index="15"><draw:image xlink:href="../images/Preferences/vertical.png" xlink:type="simple" xlink:show="embed" xlink:actuate="onLoad"/></draw:frame>Figure <text:sequence text:ref-name="refFigure3" text:name="Figure" text:formula="ooow:Figure+1" style:num-format="1">1-4</text:sequence>: VisIt's vertical orientation</text:p></draw:text-box></draw:frame>When VisIt's window layout has been set to a <text:alphabetical-index-mark text:string-value="Horizontal layout"/>horizontal layout, the <text:span text:style-name="GUIText">Main Window</text:span> is transformed into a short, wide window instead of being tall and thin. The <text:span text:style-name="GUIText">Main Window's </text:span>position also changes relative to the visualization windows. Instead of being located to the left of the visualization windows, the <text:span text:style-name="GUIText">Main Window</text:span> is instead moved so it is on top of the visualization windows, which are resized to fit the new configuration. To change VisIt's GUI orientation, select either <text:span text:style-name="GUIText">Vertical</text:span> or <text:span text:style-name="GUIText">Horizontal</text:span> from the <text:alphabetical-index-mark-start text:id="IMark686898504"/><text:span text:style-name="GUIText">Appearance Window</text:span><text:alphabetical-index-mark-end text:id="IMark686898504"/>'s <text:span text:style-name="GUIText">GUI orientation</text:span> menu and click the <text:span text:style-name="GUIText">Apply</text:span> button. This will cause VisIt's windows to change to the appropriate configuration. <text:sequence-ref text:reference-format="category-and-value" text:ref-name="refFigure3">Figure 1-4</text:sequence-ref> shows VisIt's vertical layout and <text:sequence-ref text:reference-format="category-and-value" text:ref-name="refFigure4">Figure 1-5</text:sequence-ref> shows VisIt's horizontal layout.</text:p>
      <text:p text:style-name="P11"><draw:frame draw:style-name="fr5" draw:name="Frame_HorizontalOrientation" text:anchor-type="paragraph" svg:width="5.5957in" svg:height="3.7661in" draw:z-index="16"><draw:text-box><text:p text:style-name="Figure"><draw:frame draw:style-name="fr15" draw:name="graphics7" text:anchor-type="paragraph" svg:width="5.5in" svg:height="3.3201in" draw:z-index="17"><draw:image xlink:href="../images/Preferences/horizontal.png" xlink:type="simple" xlink:show="embed" xlink:actuate="onLoad"/></draw:frame>Figure <text:sequence text:ref-name="refFigure4" text:name="Figure" text:formula="ooow:Figure+1" style:num-format="1">1-5</text:sequence>: VisIt's horizontal orientation</text:p></draw:text-box></draw:frame><text:soft-page-break/></text:p>
      <text:h text:style-name="Heading_20_1" text:outline-level="2">Plugin Manager Window</text:h>
      <text:p text:style-name="Body">The <text:alphabetical-index-mark-start text:id="IMark686898504"/><text:span text:style-name="GUIText">Plugin Manager Window</text:span><text:alphabetical-index-mark-end text:id="IMark686898504"/>, shown in <text:sequence-ref text:reference-format="category-and-value" text:ref-name="refFigure5">Figure 1-6</text:sequence-ref>, allows you to see which plugins are available for plots, operators, and databases. Not all plugins have to be loaded, in fact, many operator plugins are not loaded by default. The <text:span text:style-name="GUIText">Plugin Manager Window</text:span> allows you to specify which plugins are loaded when VisIt is started. The <text:span text:style-name="GUIText">Plugin Manager Window</text:span> is activated from the <text:span text:style-name="GUIText">Main Window's Options</text:span> menu after clicking on the <text:span text:style-name="GUIText">Plugin Manager</text:span> option.</text:p>
      <text:h text:style-name="Heading_20_2" text:outline-level="3"><text:alphabetical-index-mark text:string-value="Enabling and Disabling" text:key1="Plugins"/>Enabling and Disabling Plugins</text:h>
      <text:p text:style-name="Body">All of VisIt's plots, operators, and database readers are implemented as plugins that are loaded when VisIt first starts up. Some plugins are not likely to be used by most people so they should not be loaded. The <text:span text:style-name="GUIText">Plugin Manager Window</text:span> provides a mechanism that allows you to turn plugins on and off. The window has three tabs: <text:span text:style-name="GUIText">Plots</text:span>, <text:span text:style-name="GUIText">Operators</text:span>, and <text:span text:style-name="GUIText">Databases</text:span>. Each tab displays a list of plugins that can be loaded by VisIt. If a plugin is enabled, it has a check by its name. </text:p>
      <text:p text:style-name="Body"><draw:frame draw:style-name="fr6" draw:name="Frame_PluginManagerWindow" text:anchor-type="paragraph" svg:y="0in" svg:width="3in" draw:z-index="18"><draw:text-box fo:min-height="4.2764in"><text:p text:style-name="Figure"><draw:frame draw:style-name="fr16" draw:name="graphics8" text:anchor-type="paragraph" svg:width="3in" svg:height="3.8752in" draw:z-index="19"><draw:image xlink:href="../images/Preferences/pluginwindow.png" xlink:type="simple" xlink:show="embed" xlink:actuate="onLoad"/></draw:frame>Figure <text:sequence text:ref-name="refFigure5" text:name="Figure" text:formula="ooow:Figure+1" style:num-format="1">1-6</text:sequence>: Plugin Manager Window</text:p></draw:text-box></draw:frame><text:soft-page-break/>You can turn plugins on and off by checking or unchecking the check box next to a plugin's name. If you save your preferences after having turned some plugins off, VisIt will not load those plugins when you next run VisIt. If you instead turned some plugins on, those plugins will be loaded when you next run VisIt.</text:p>
      <text:p text:style-name="Body">If you have used the <text:alphabetical-index-mark-start text:id="IMark686898504" text:key1="Plugins"/><text:span text:style-name="GUIText">Plugin Manager Window</text:span><text:alphabetical-index-mark-end text:id="IMark686898504"/> to disable certain plot and operator plugins, they will not appear in the <text:span text:style-name="GUIText">Plot</text:span> and <text:span text:style-name="GUIText">Operator</text:span> menus. You can enable the plot and operator plugins again the controls in the <text:span text:style-name="GUIText">Plugin Manager Window</text:span>.</text:p>
      <text:h text:style-name="Heading_20_2" text:outline-level="3"><text:alphabetical-index-mark-start text:id="IMark686898504" text:key1="Plugins"/>Preferences Window<text:alphabetical-index-mark-end text:id="IMark686898504"/></text:h>
      <text:p text:style-name="Body"><draw:frame draw:style-name="fr7" draw:name="Frame2" text:anchor-type="paragraph" svg:x="3.8457in" svg:y="1.6043in" svg:width="3in" draw:z-index="20"><draw:text-box fo:min-height="3.7756in"><text:p text:style-name="Figure"><draw:frame draw:style-name="fr17" draw:name="graphics9" text:anchor-type="paragraph" svg:width="3in" svg:height="3.3752in" draw:z-index="21"><draw:image xlink:href="../images/Preferences/preferences.png" xlink:type="simple" xlink:show="embed" xlink:actuate="onLoad"/></draw:frame>Figure <text:sequence text:ref-name="refFigure6" text:name="Figure" text:formula="ooow:Figure+1" style:num-format="1">1-7</text:sequence>: Preferences Window</text:p></draw:text-box></draw:frame>The <text:span text:style-name="GUIText">Preferences Window</text:span>, shown in <text:sequence-ref text:reference-format="category-and-value" text:ref-name="refFigure6">Figure 1-7</text:sequence-ref>, contains controls that allow you to set global options that influence VisIt's behavior. Most notably, the <text:span text:style-name="GUIText">Preferences Window</text:span> allows you to set various properties that affect how the <text:alphabetical-index-mark-start text:id="IMark686898504" text:key1="Plugins"/><text:span text:style-name="GUIText">File panel</text:span><text:alphabetical-index-mark-end text:id="IMark686898504"/> in the <text:span text:style-name="GUIText">Main Window</text:span> displays files. For example, you can tell the <text:span text:style-name="GUIText">File panel</text:span> not to show the <text:span text:style-name="GUIText">Selected files</text:span> list and instead you can rely on other controls for setting the active time state for databases or for selecting the active database.</text:p>
      <text:h text:style-name="Heading_20_3" text:outline-level="4"><text:alphabetical-index-mark-start text:id="IMark686898504" text:key1="Plugins"/>Copying plots on first reference<text:alphabetical-index-mark-end text:id="IMark686898504"/></text:h>
      <text:p text:style-name="Body">VisIt's predecessor, MeshTV, copies plots to a new vis window when you set the active window if the new active window has never been accessed. Several VisIt users expressed a desire to have this functionality in VisIt so VisIt now has a <text:span text:style-name="GUIText">Clone windows on first reference</text:span> option in the <text:span text:style-name="GUIText">Preferences Window</text:span> that clones all attributes of the active window to a new window when you set the active window to a window that has never been referenced. If you don't want plots, etc to be copied to a vis window that you have not yet accessed when you make it the active vis window, be sure to turn off the <text:span text:style-name="GUIText">Clone windows </text:span><text:soft-page-break/><text:span text:style-name="GUIText">on first reference</text:span> check box in the <text:span text:style-name="GUIText">Preferences window</text:span> before setting the active window.</text:p>
      <text:h text:style-name="Heading_20_3" text:outline-level="4"><text:alphabetical-index-mark-start text:id="IMark686898504" text:key1="Plugins"/>Posting windows by default<text:alphabetical-index-mark-end text:id="IMark686898504"/></text:h>
      <text:p text:style-name="Body">When you use one of VisIt's menus to activate another VisIt postable window, such as a plot attributes window, the window manager is free to show the window wherever it likes. When you are using VisIt on a large display where the windows might pop up very far away from VisIt's <text:span text:style-name="GUIText">Main Window</text:span>, it is sometimes convenient to make sure that windows that can be posted to the <text:span text:style-name="GUIText">Notepad</text:span> area are initially posted to the <text:span text:style-name="GUIText">Notepad</text:span> area instead of popping up wherever the window manager puts them. To make windows post to the <text:span text:style-name="GUIText">Notepad</text:span> area by default when they are shown, click the <text:span text:style-name="GUIText">Post windows when shown</text:span> check box.</text:p>
      <text:h text:style-name="Heading_20_3" text:outline-level="4"><text:alphabetical-index-mark-start text:id="IMark686898504" text:key1="Plugins"/>Showing selected files<text:alphabetical-index-mark-end text:id="IMark686898504"/></text:h>
      <text:p text:style-name="Body"><draw:frame draw:style-name="fr8" draw:name="Frame_SelectedFilesInMainWindow" text:anchor-type="paragraph" svg:width="4.4799in" draw:z-index="22"><draw:text-box fo:min-height="4.7846in"><text:p text:style-name="Frame_20_contents"><draw:frame text:anchor-type="paragraph" draw:z-index="25" draw:style-name="gr13" svg:width="1.6579in" svg:height="0.2921in" svg:x="0in" svg:y="0.0591in"><draw:text-box><text:p>Selected files list shown</text:p></draw:text-box></draw:frame><draw:frame text:anchor-type="paragraph" draw:z-index="26" draw:style-name="gr13" svg:width="1.8661in" svg:height="0.2921in" svg:x="2.0209in" svg:y="0.0591in"><draw:text-box><text:p>Selected files list hidden</text:p></draw:text-box></draw:frame></text:p><text:p text:style-name="Figure"><draw:frame draw:style-name="fr18" draw:name="graphics11" text:anchor-type="paragraph" svg:x="2in" svg:y="0.1in" svg:width="1.4098in" svg:height="4in" draw:z-index="24"><draw:image xlink:href="../images/Preferences/mainwin2.png" xlink:type="simple" xlink:show="embed" xlink:actuate="onLoad"/></draw:frame><draw:frame draw:style-name="fr19" draw:name="graphics10" text:anchor-type="paragraph" svg:x="0in" svg:y="0.1in" svg:width="1.4098in" svg:height="4in" draw:z-index="23"><draw:image xlink:href="../images/Preferences/mainwin1.png" xlink:type="simple" xlink:show="embed" xlink:actuate="onLoad"/></draw:frame><draw:line text:anchor-type="paragraph" draw:z-index="28" draw:style-name="gr15" draw:text-style-name="P13" svg:x1="3.4091in" svg:y1="0.7173in" svg:x2="3.9374in" svg:y2="0.7173in"><text:p/></draw:line><draw:frame text:anchor-type="paragraph" draw:z-index="27" draw:style-name="gr14" svg:width="0.6878in" svg:height="0.6252in" svg:x="3.948in" svg:y="0.6134in"><draw:text-box><text:p>Source</text:p><text:p>combo</text:p><text:p>box</text:p></draw:text-box></draw:frame>Figure <text:sequence text:ref-name="refFigure7" text:name="Figure" text:formula="ooow:Figure+1" style:num-format="1">1-8</text:sequence>: Selected files list in Main Window</text:p></draw:text-box></draw:frame>The <text:span text:style-name="GUIText">File pane</text:span>l is no longer required to switch between open databases so you can now turn off the <text:span text:style-name="GUIText">Selected files</text:span> list and its associated <text:span text:style-name="GUIText">Open</text:span>, <text:span text:style-name="GUIText">ReOpen</text:span>, <text:span text:style-name="GUIText">Activate</text:span>, <text:span text:style-name="GUIText">Replace</text:span>, and <text:span text:style-name="GUIText">Overlay</text:span> <text:soft-page-break/>buttons to free up more space in the <text:span text:style-name="GUIText">Main Window</text:span> for other controls such as the <text:span text:style-name="GUIText">Plot list</text:span> or <text:span text:style-name="GUIText">Notepad</text:span> area. If you want to hide the <text:span text:style-name="GUIText">Selected files</text:span> list, open the <text:span text:style-name="GUIText">Preferences Window</text:span> and click off the <text:span text:style-name="GUIText">Show selected files</text:span> check box. When the <text:span text:style-name="GUIText">Selected files</text:span> list is hidden, an additional <text:span text:style-name="GUIText">Sources</text:span> combo box appears just above the <text:span text:style-name="GUIText">Plot list</text:span>. If you want to switch between different databases when the <text:span text:style-name="GUIText">Selected files</text:span> list is hidden, you can choose a new active database, also known as an active source, from the <text:span text:style-name="GUIText">Source</text:span> combo box. Selecting a new active source from the <text:span text:style-name="GUIText">Source</text:span> combo box is the same as highlighting a file in the <text:span text:style-name="GUIText">Selected files</text:span> list and clicking its <text:span text:style-name="GUIText">Activate</text:span> button. If you save your settings when the <text:span text:style-name="GUIText">Selected files</text:span> list is hidden, your future VisIt sessions will also not show the <text:span text:style-name="GUIText">Selected files</text:span> list. The <text:span text:style-name="GUIText">Main Window</text:span> is shown before and after hiding the <text:span text:style-name="GUIText">Selected files</text:span> list in <text:sequence-ref text:reference-format="category-and-value" text:ref-name="refFigure7">Figure 1-8</text:sequence-ref>.</text:p>
      <text:h text:style-name="Heading_20_3" text:outline-level="4"><text:alphabetical-index-mark-start text:id="IMark686898504"/>File panel time display<text:alphabetical-index-mark-end text:id="IMark686898504"/></text:h>
      <text:p text:style-name="Body">The databases shown in the <text:span text:style-name="GUIText">File panel's Selected files</text:span> list show database cycles to indicate when databases are comprised of multiple time states. Cycles are shown by default because they can often be guessed from numbers embedded in the files that make up each time state in the database. When you open a time-varying database that was written in a file format that natively understands multiple time states, VisIt can show cycles, times, or both in the time state's name.</text:p>
      <text:p text:style-name="Body"><draw:frame draw:style-name="fr9" draw:name="Frame_FilePanelTimes" text:anchor-type="paragraph" svg:x="0.5299in" svg:y="0in" svg:width="6.2591in" draw:z-index="29"><draw:text-box fo:min-height="3.0209in"><text:p text:style-name="Frame_20_contents"/><text:p text:style-name="Frame_20_contents"><draw:frame draw:style-name="fr20" draw:name="graphics14" text:anchor-type="paragraph" svg:x="4.1902in" svg:y="0.3299in" svg:width="2in" svg:height="1.9902in" draw:z-index="32"><draw:image xlink:href="../images/Preferences/filepanel3.png" xlink:type="simple" xlink:show="embed" xlink:actuate="onLoad"/></draw:frame><draw:frame draw:style-name="fr18" draw:name="graphics13" text:anchor-type="paragraph" svg:x="2.1098in" svg:y="0.3299in" svg:width="2in" svg:height="1.9902in" draw:z-index="31"><draw:image xlink:href="../images/Preferences/filepanel2.png" xlink:type="simple" xlink:show="embed" xlink:actuate="onLoad"/></draw:frame><draw:frame draw:style-name="fr21" draw:name="graphics12" text:anchor-type="paragraph" svg:x="0in" svg:y="0.3299in" svg:width="2in" svg:height="1.9902in" draw:z-index="30"><draw:image xlink:href="../images/Preferences/filepanel1.png" xlink:type="simple" xlink:show="embed" xlink:actuate="onLoad"/></draw:frame><draw:frame text:anchor-type="paragraph" draw:z-index="35" draw:style-name="gr16" draw:text-style-name="P13" svg:width="1.9378in" svg:height="0.387in" svg:x="4.1902in" svg:y="0.0264in"><draw:text-box><text:p text:style-name="P13">Cycles and times</text:p></draw:text-box></draw:frame><draw:frame text:anchor-type="paragraph" draw:z-index="34" draw:style-name="gr16" draw:text-style-name="P13" svg:width="1.9378in" svg:height="0.387in" svg:x="2.1098in" svg:y="0.0264in"><draw:text-box><text:p text:style-name="P13">Times</text:p></draw:text-box></draw:frame><draw:frame text:anchor-type="paragraph" draw:z-index="33" draw:style-name="gr16" draw:text-style-name="P13" svg:width="1.9378in" svg:height="0.387in" svg:x="0.0472in" svg:y="0.0264in"><draw:text-box><text:p text:style-name="P13">Cycles</text:p></draw:text-box></draw:frame></text:p><text:p text:style-name="Figure">Figure <text:sequence text:ref-name="refFigure8" text:name="Figure" text:formula="ooow:Figure+1" style:num-format="1">1-9</text:sequence>: File panel display of cycles and times</text:p></draw:text-box></draw:frame>If you want cycles to be shown in a time state's name, click the <text:span text:style-name="GUIText">Cycles</text:span> radio button. If you want times to be shown in a time state's name, click the <text:span text:style-name="GUIText">Times</text:span> radio button. If VisIt cannot successfully retrieve the times for each time state from your database then many of the times will have a question mark instead of a valid time. If you want to display both cycles and times in a time state's name, click the <text:span text:style-name="GUIText">Cycles and times</text:span> radio button. If you choose to include times in the name of a time state, you can set the number of significant digits to be shown in the time state's label. Enter a new number of significant digits into the <text:span text:style-name="GUIText">Number of significant digits</text:span> spin box if you want to increase or decrease the precision used in displaying the times. </text:p>
      <text:p text:style-name="Body"><text:soft-page-break/>Once you've chosen cycles, times, or both to be part of the information shown for each time state in a time-varying database, you can enter the selected type of time information into the <text:span text:style-name="GUIText">Cycle/Time</text:span> text field in order to change time states to the time state that closest matches the time state that you entered. That means that if you chose to display time in the name of a database time state, you can enter time into the <text:span text:style-name="GUIText">Cycle/Time</text:span> text field in order to change time states. <text:sequence-ref text:reference-format="category-and-value" text:ref-name="refFigure8">Figure 1-9</text:sequence-ref> shows what the <text:span text:style-name="GUIText">Selected files</text:span> list looks like when you've chosen different <text:alphabetical-index-mark-start text:id="IMark686898504"/><text:span text:style-name="GUIText">File panel</text:span> <text:alphabetical-index-mark-end text:id="IMark686898504"/>time display options.</text:p>
      <text:h text:style-name="Heading_20_3" text:outline-level="4">Reading accurate cycles and times from databases</text:h>
      <text:p text:style-name="Body"><draw:frame draw:style-name="fr10" draw:name="Frame_RenderingOptionsWindow" text:anchor-type="paragraph" svg:x="4.1043in" svg:y="0.7543in" svg:width="2.8043in" draw:z-index="36"><draw:text-box fo:min-height="5.9457in"><text:p text:style-name="Figure"><draw:frame draw:style-name="fr22" draw:name="graphics15" text:anchor-type="paragraph" svg:width="2.7098in" svg:height="5.5in" draw:z-index="37"><draw:image xlink:href="../images/Preferences/rendering.png" xlink:type="simple" xlink:show="embed" xlink:actuate="onLoad"/></draw:frame>Figure <text:sequence text:ref-name="refFigure9" text:name="Figure" text:formula="ooow:Figure+1" style:num-format="1">1-10</text:sequence>: Rendering Options Window</text:p></draw:text-box></draw:frame>Many of the file formats that VisIt reads contain a single time state, making accurate cycles and times unavailable in VisIt's metadata for all but the open time state. Files formats afflicted with this problem (like Silo) will display zero or "?" times next to the files in the <text:span text:style-name="GUIText">Selected files</text:span> list when you have told VisIt to display times next to the file names. To get accurate times and cycles for these types of files, VisIt would have to open each file in the database, which can be a costly operation. VisIt does not go to this extra effort unless you turn on the <text:span text:style-name="GUIText">Try harder to get accurate cycles/times</text:span> option. This option allows VisIt to display the cycles and times in the <text:span text:style-name="GUIText">Selected files </text:span>list and it also allows VisIt to create meaningful cycle or time-based database correlations for groups of single time state databases. Note that if you enable the <text:alphabetical-index-mark-start text:id="IMark686898504"/><text:span text:style-name="GUIText">Try harder to get accurate cycles/times</text:span><text:alphabetical-index-mark-end text:id="IMark686898504"/> option after you've opened a database, the cycles and times will not be retrieved for the open database unless you reopen it.</text:p>
      <text:h text:style-name="Heading_20_1" text:outline-level="2">Rendering Options Window</text:h>
      <text:p text:style-name="Body">The <text:span text:style-name="GUIText">Rendering Options Window</text:span> (shown in <text:sequence-ref text:reference-format="category-and-value" text:ref-name="refFigure9">Figure 1-10</text:sequence-ref>) contains controls that allow you to set global options that affect how the plots in the active vis window are drawn and you can also look at information related to the performance of your graphics hardware. You can open the <text:span text:style-name="GUIText">Rendering Options Window</text:span> by selecting the <text:span text:style-name="GUIText">Rendering</text:span> option in the <text:span text:style-name="GUIText">Main Window's Preferences</text:span> menu. The window is divided vertically into two main areas. The top area, or <text:span text:style-name="GUIText">Options area</text:span>, contains controls that allow you to set rendering options which affect how your plots look in the vis window. Some topics related to how plots are drawn such as antialiasing, specular <text:soft-page-break/>lighting, and shadows are covered in the <text:span text:style-name="ChapterName">Making it Pretty</text:span> chapter. The bottom area, or <text:span text:style-name="GUIText">Information area</text:span>, displays information about how fast VisIt is able to draw graphics on your computer, as well as the size of the plots being drawn in terms of triangle count and spatial dimension</text:p>
      <text:h text:style-name="Heading_20_2" text:outline-level="3"><text:alphabetical-index-mark-start text:id="IMark686898504"/>Changing surface representations<text:alphabetical-index-mark-end text:id="IMark686898504"/></text:h>
      <text:p text:style-name="Body"><draw:frame draw:style-name="fr11" draw:name="Frame_SurfaceRepresentation" text:anchor-type="paragraph" svg:width="6in" draw:z-index="38"><draw:text-box fo:min-height="2.5154in"><text:p text:style-name="Figure"><draw:frame draw:style-name="fr23" draw:name="graphics16" text:anchor-type="paragraph" svg:width="6in" svg:height="2in" draw:z-index="39"><draw:image xlink:href="../images/Preferences/surfacerep.png" xlink:type="simple" xlink:show="embed" xlink:actuate="onLoad"/></draw:frame>Figure <text:sequence text:ref-name="refFigure10" text:name="Figure" text:formula="ooow:Figure+1" style:num-format="1">1-11</text:sequence>: Surface representations</text:p></draw:text-box></draw:frame>Sometimes when visualizing large or complex databases, drawing plots with all of their shaded surfaces can take too long to be interactive, even for fast graphics hardware. To combat this problem, VisIt provides an option that allows you to view all of the plots in the vis window as wireframe outlines or point clouds instead of as shaded surfaces (see <text:sequence-ref text:reference-format="category-and-value" text:ref-name="refFigure10">Figure 1-11</text:sequence-ref>). While being less visually informative, plots drawn as wireframe outlines or as clouds of points can still be useful for visualizations since you can do setup work like setting the view before switching back to a surface representation that is more costly to draw. You click the <text:span text:style-name="GUIText">Surfaces</text:span>, <text:span text:style-name="GUIText">Wireframe</text:span>, or <text:span text:style-name="GUIText">Points</text:span> radio buttons to change the surface representation used to draw plots.</text:p>
      <text:h text:style-name="Heading_20_2" text:outline-level="3"><text:alphabetical-index-mark-start text:id="IMark686898504"/>Using display lists<text:alphabetical-index-mark-end text:id="IMark686898504"/></text:h>
      <text:p text:style-name="Body">VisIt benefits from the use of hardware accelerated graphics and one of the concepts central to hardware accelerated graphics is the display list. A display list is a sequence of simple graphics commands that are stored in a computer's graphics hardware so the hardware can draw the object described by the display list several times more quickly than it could if the graphics commands were issued directly. VisIt tries to make maximum use of display lists when necessary so it can draw plots as fast as possible.</text:p>
      <text:p text:style-name="Body">VisIt decides when to use display lists and when to not use display lists. Typically when you are running VisIt on your local workstation with plots that result in fewer than a couple million graphics primitives, VisIt does not use display lists because the cost of creating them is more expensive than just drawing the graphics primitives without display lists. When you run a UNIX<text:span text:style-name="T1">TM</text:span> version of VisIt on a remote computer and display the results back to your workstation using an X-server, it is almost always advantageous to create display lists for plot geometry. <text:soft-page-break/>Without display lists, VisIt must keep transmitting the plot geometry over the network to the X-server which then uses OpenGL to draw the geometry. By default, VisIt automatically decides when to use display lists and when not to use them but you can force VisIt to either use or not use display lists. If you don't want VisIt to ever use display lists, click the <text:span text:style-name="GUIText">Never</text:span> radio button under the <text:span text:style-name="GUIText">Use display lists</text:span> options in the <text:span text:style-name="GUIText">Rendering Options</text:span> <text:span text:style-name="GUIText">Window</text:span>. If you want VisIt to always use display lists, click the <text:span text:style-name="GUIText">Always</text:span> radio button under the <text:span text:style-name="GUIText">Use display lists</text:span> options.</text:p>
      <text:h text:style-name="Heading_20_2" text:outline-level="3"><text:alphabetical-index-mark-start text:id="IMark686898504"/>Stereo images<text:alphabetical-index-mark-end text:id="IMark686898504"/></text:h>
      <text:p text:style-name="Body"><draw:frame draw:style-name="fr11" draw:name="Frame_StereoImages" text:anchor-type="paragraph" svg:width="6in" draw:z-index="40"><draw:text-box fo:min-height="2.5in"><text:p text:style-name="Figure"><draw:frame draw:style-name="fr24" draw:name="graphics17" text:anchor-type="paragraph" svg:width="6in" svg:height="2in" draw:z-index="41"><draw:image xlink:href="../images/Preferences/stereo.png" xlink:type="simple" xlink:show="embed" xlink:actuate="onLoad"/></draw:frame><draw:frame text:anchor-type="paragraph" draw:z-index="42" draw:style-name="gr17" draw:text-style-name="P13" svg:width="1.9969in" svg:height="0.2398in" svg:x="0in" svg:y="0.0791in"><draw:text-box><text:p text:style-name="P13">red/blue stereo</text:p></draw:text-box></draw:frame><draw:frame text:anchor-type="paragraph" draw:z-index="43" draw:style-name="gr17" draw:text-style-name="P13" svg:width="1.9969in" svg:height="0.2398in" svg:x="1.9689in" svg:y="0.0791in"><draw:text-box><text:p text:style-name="P13">red/green stereo</text:p></draw:text-box></draw:frame><draw:frame text:anchor-type="paragraph" draw:z-index="44" draw:style-name="gr17" draw:text-style-name="P13" svg:width="1.9969in" svg:height="0.2398in" svg:x="3.9374in" svg:y="0.0791in"><draw:text-box><text:p text:style-name="P13">interlaced stereo</text:p></draw:text-box></draw:frame><draw:line text:anchor-type="paragraph" draw:z-index="45" draw:style-name="gr18" draw:text-style-name="P13" svg:x1="0.9638in" svg:y1="0.2543in" svg:x2="0.9638in" svg:y2="0.7244in"><text:p/></draw:line><draw:line text:anchor-type="paragraph" draw:z-index="46" draw:style-name="gr18" draw:text-style-name="P13" svg:x1="2.9327in" svg:y1="0.2543in" svg:x2="2.9327in" svg:y2="0.7244in"><text:p/></draw:line><draw:line text:anchor-type="paragraph" draw:z-index="47" draw:style-name="gr18" draw:text-style-name="P13" svg:x1="4.9016in" svg:y1="0.2543in" svg:x2="4.9016in" svg:y2="0.7244in"><text:p/></draw:line>Figure <text:sequence text:ref-name="refFigure11" text:name="Figure" text:formula="ooow:Figure+1" style:num-format="1">1-12</text:sequence>: Some stereo image types</text:p></draw:text-box></draw:frame>Stereo images, which are composites of left and right eye images, can convey additional depth information that cannot be expressed by images that are generated using a single eye point. VisIt provides four forms of stereo images: red/blue, red/green, interlace, and crystal eyes. A red/blue stereo image (see <text:sequence-ref text:reference-format="category-and-value" text:ref-name="refFigure11">Figure 1-12</text:sequence-ref>) is similar to frames from early 3D movies in that it appears stereo only when using red/blue stereo glasses. Unfortunately, red/blue stereo images are not very useful for visualization because colors are lost since most of the color ends up in the magenta range when the red and blue color channels are merged. Red/green stereo suffers similar color loss. Interlaced images alternate lines in the image with left and right eye views so that squinting makes the image look somewhat 3D. VisIt's crystal eyes option requires the use of special virtual reality goggles for images to appear to be 3D but this option is by far the best since it allows interactive frame rates with images that really appear to stand out from the computer monitor. VisIt does not use stereo imaging by default since it makes images draw slower because an image must be drawn for both the left eye and the right eye. If you want to view stereo images using the <text:span text:style-name="GUIText">Crystal Eyes</text:span> option, you must provide the <text:span text:style-name="Emphasis">-stereo</text:span> command line option when you launch VisIt or clicking the <text:span text:style-name="GUIText">Crystal Eyes</text:span> radio button will have no effect because vis windows must be created in stereo mode. If you want to try looking at stereo images, click the <text:span text:style-name="GUIText">Stereo</text:span> check box and then also click one of the <text:span text:style-name="GUIText">Red/Blue</text:span>, <text:span text:style-name="GUIText">Red/Green</text:span>, <text:span text:style-name="GUIText">Interlace</text:span>, or <text:span text:style-name="GUIText">Crystal Eyes</text:span> radio buttons to choose type the stereo image type.</text:p>
      <text:h text:style-name="Heading_20_2" text:outline-level="3"><text:soft-page-break/><text:alphabetical-index-mark-start text:id="IMark686898504"/>Scalable rendering<text:alphabetical-index-mark-end text:id="IMark686898504"/></text:h>
      <text:p text:style-name="Body">VisIt typically uses graphics hardware on the local computer to very quickly draw plots once they have been generated by the compute engine. This becomes impractical for very large databases because the amount of memory needed to store the graphics commands that draw the plots quickly exceeds the amount of memory in the graphics hardware. Large sets of graphics commands can also degrade performance when they must be shipped over slow networks from the compute engine to the VisIt's viewer. VisIt provides a scalable rendering option that can improve both of these situations by creating the actual plot images, in parallel, on the compute engine, compressing them, and then transmitting only an image to the viewer where the image can be displayed. </text:p>
      <text:p text:style-name="Body">Scalable rendering can be orders of magnitude faster for large databases than VisIt's conventional image drawing strategy because large databases are typically processed using a parallel compute engine. When using scalable rendering with a parallel compute engine, VisIt is able to draw small pieces of the plot on each processor in parallel and then glue the image together before sending it to the viewer to be displayed. Not only has the image likely been created faster, but the size of the image is usually on the order of a megabyte instead of the tens or hundreds of megabytes needed to transmit graphics commands, which results in faster transmission of the image to the viewer. The drawback of scalable rendering is that it is usually not as interactive as graphics hardware because each time you want to change the view or interact with the plots, round trip communication with the compute engine is required. </text:p>
      <text:p text:style-name="Body">VisIt can automatically determine when to stop sending geometry to the viewer in favor of sending scalably rendered images. You can help VisIt decide when to use scalable rendering by either setting the scalable rendering threshold, which is the number of polygons that must exist in the set of geometry to be rendered on the viewer before the compute engine will kick into scalable rendering mode. You can set the scalable rendering threshold by entering a new number of polygons into the When polygon count exceeds spin box in the <text:span text:style-name="GUIText">Rendering Options Window</text:span>. The number that you enter is measured in thousands of polygons.</text:p>
      <text:p text:style-name="Body">If you want VisIt to always use scalable rendering, you can click the <text:span text:style-name="GUIText">Always</text:span> radio button under the <text:span text:style-name="GUIText">Use scalable rendering</text:span> options. If you don't want VisIt to ever use scalable rendering no matter how many polygons are in the set of geometry that your workstation will have to draw, click the <text:span text:style-name="GUIText">Never</text:span> check box under the <text:span text:style-name="GUIText">Use scalable rendering</text:span> options. Note that if you disable scalable rendering and then you decide to plot a database with millions or hundreds of millions of cells, you risk running out of memory on your workstation or having to wait a very long time for the image to appear. In general, it is much faster to draw images of large databases with scalable rendering.</text:p>
      <text:h text:style-name="Heading_20_2" text:outline-level="3"><text:alphabetical-index-mark-start text:id="IMark686898504"/>Frames per second<text:alphabetical-index-mark-end text:id="IMark686898504"/></text:h>
      <text:p text:style-name="Body">Frames per second refers to the number of times that VisIt can draw the plots in the vis window in the course of a second. VisIt displays the minimum, average, and maximum frame rates <text:soft-page-break/>achieved during the last draw operation, like rotating the image with the mouse, in the <text:span text:style-name="GUIText">Renderer </text:span><text:span text:style-name="GUIText">Options Window's Information area</text:span>. Some actions that force a redraw do not cause the information to update. An example of this is resizing the vis window. To make VisIt update the frame rate information after each time it draws the plots in the visualization window, check the <text:span text:style-name="GUIText">Query after each render</text:span> check box.</text:p>
      <text:h text:style-name="Heading_20_2" text:outline-level="3"><text:alphabetical-index-mark-start text:id="IMark686898504"/>Triangle count<text:alphabetical-index-mark-end text:id="IMark686898504"/></text:h>
      <text:p text:style-name="Body">Triangle count refers to the number of triangles used to represent the plots in the vis window. VisIt displays the triangle count in the <text:span text:style-name="GUIText">Renderer Options Window's Information area</text:span>.</text:p>
      <text:h text:style-name="Heading_20_2" text:outline-level="3"><text:alphabetical-index-mark-start text:id="IMark686898504"/>Plot Extents<text:alphabetical-index-mark-end text:id="IMark686898504"/></text:h>
      <text:p text:style-name="Body">The plot extents are the minimum and maximum locations of the plot in each spatial dimension. The plot extents are the smallest bounding box that can contain the plots in the vis window. VisIt displays the plot extents for each dimension in the <text:span text:style-name="GUIText">Renderer Options Window's Information are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14</text:page-number></text:p>
      </style:footer>
    </style:master-page>
    <style:master-page style:name="First_20_Page" style:display-name="First Page" style:page-layout-name="Mpm2" style:next-style-name="Left_20_Page">
      <style:footer>
        <text:p text:style-name="MP3"><text:page-number text:select-page="current">14</text:page-number></text:p>
      </style:footer>
    </style:master-page>
    <style:master-page style:name="Left_20_Page" style:display-name="Left Page" style:page-layout-name="Mpm3" style:next-style-name="Right_20_Page">
      <style:header>
        <text:p text:style-name="MP4"><text:chapter text:display="name" text:outline-level="2">Rendering Options Window</text:chapter></text:p>
      </style:header>
      <style:footer>
        <text:p text:style-name="Footer"><text:page-number text:select-page="current">14</text:page-number></text:p>
      </style:footer>
    </style:master-page>
    <style:master-page style:name="Right_20_Page" style:display-name="Right Page" style:page-layout-name="Mpm4" style:next-style-name="Left_20_Page">
      <style:header>
        <text:p text:style-name="MP5"><text:chapter text:display="name" text:outline-level="2">Rendering Options Window</text:chapter></text:p>
      </style:header>
      <style:footer>
        <text:p text:style-name="MP6"><text:page-number text:select-page="current">14</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098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43:12</meta:creation-date>
    <dc:language>en-US</dc:language>
    <meta:editing-cycles>1</meta:editing-cycles>
    <meta:editing-duration>P0D</meta:editing-duration>
    <meta:initial-creator>Brad Whitlock</meta:initial-creator>
    <meta:document-statistic meta:table-count="0" meta:image-count="17" meta:object-count="0" meta:page-count="14" meta:paragraph-count="87" meta:word-count="4194" meta:character-count="24512"/>
    <meta:user-defined meta:name="Info 2"/>
    <meta:user-defined meta:name="Info 3"/>
    <meta:user-defined meta:name="Info 4"/>
    <meta:user-defined meta:name="Subdocument Chapter name">Preferences</meta:user-defined>
  </office:meta>
</office:document-meta>
</file>